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8.498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8.498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8.498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8b4b"/>
    </style:style>
    <style:style style:name="P2" style:family="paragraph" style:parent-style-name="Standard">
      <style:text-properties officeooo:rsid="00158b4b" officeooo:paragraph-rsid="00158b4b"/>
    </style:style>
    <style:style style:name="P3" style:family="paragraph" style:parent-style-name="Standard">
      <style:text-properties officeooo:rsid="00158b4b" officeooo:paragraph-rsid="001782d4"/>
    </style:style>
    <style:style style:name="P4" style:family="paragraph" style:parent-style-name="Standard">
      <style:text-properties fo:font-weight="bold" officeooo:rsid="00158b4b" officeooo:paragraph-rsid="00158b4b" style:font-weight-asian="bold" style:font-weight-complex="bold"/>
    </style:style>
    <style:style style:name="P5" style:family="paragraph" style:parent-style-name="Standard">
      <style:text-properties fo:font-weight="bold" officeooo:rsid="00158b4b" officeooo:paragraph-rsid="001bef31" style:font-weight-asian="bold" style:font-weight-complex="bold"/>
    </style:style>
    <style:style style:name="P6" style:family="paragraph" style:parent-style-name="Standard">
      <style:text-properties fo:font-weight="bold" officeooo:rsid="00158b4b" officeooo:paragraph-rsid="00264f00" style:font-weight-asian="bold" style:font-weight-complex="bold"/>
    </style:style>
    <style:style style:name="P7" style:family="paragraph" style:parent-style-name="Standard">
      <style:text-properties fo:font-weight="bold" officeooo:rsid="00158b4b" officeooo:paragraph-rsid="0039364e" style:font-weight-asian="bold" style:font-weight-complex="bold"/>
    </style:style>
    <style:style style:name="P8" style:family="paragraph" style:parent-style-name="Standard">
      <style:text-properties fo:font-weight="normal" officeooo:rsid="00158b4b" officeooo:paragraph-rsid="00158b4b" style:font-weight-asian="normal" style:font-weight-complex="normal"/>
    </style:style>
    <style:style style:name="P9" style:family="paragraph" style:parent-style-name="Standard">
      <style:text-properties fo:font-weight="normal" officeooo:rsid="00158b4b" officeooo:paragraph-rsid="00264f00" style:font-weight-asian="normal" style:font-weight-complex="normal"/>
    </style:style>
    <style:style style:name="P10" style:family="paragraph" style:parent-style-name="Standard">
      <style:text-properties fo:font-style="italic" fo:font-weight="bold" officeooo:rsid="00158b4b" officeooo:paragraph-rsid="0028c639" style:font-style-asian="italic" style:font-weight-asian="bold" style:font-style-complex="italic" style:font-weight-complex="bold"/>
    </style:style>
    <style:style style:name="P11" style:family="paragraph" style:parent-style-name="Standard">
      <style:text-properties officeooo:paragraph-rsid="0039364e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d7d70" officeooo:paragraph-rsid="001d7d70"/>
    </style:style>
    <style:style style:name="P13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d7d70" officeooo:paragraph-rsid="00264f00"/>
    </style:style>
    <style:style style:name="P14" style:family="paragraph" style:parent-style-name="Table_20_Contents">
      <style:paragraph-properties fo:margin-left="0cm" fo:margin-right="0cm" fo:orphans="2" fo:widows="2" fo:text-indent="0cm" style:auto-text-indent="false"/>
      <style:text-properties officeooo:rsid="0039364e" officeooo:paragraph-rsid="0039364e"/>
    </style:style>
    <style:style style:name="P15" style:family="paragraph" style:parent-style-name="Table_20_Contents">
      <style:text-properties officeooo:rsid="001bef31" officeooo:paragraph-rsid="001d7d70"/>
    </style:style>
    <style:style style:name="P16" style:family="paragraph" style:parent-style-name="Table_20_Contents">
      <style:text-properties officeooo:rsid="001bef31" officeooo:paragraph-rsid="00264f00"/>
    </style:style>
    <style:style style:name="P17" style:family="paragraph" style:parent-style-name="Table_20_Contents">
      <style:text-properties officeooo:rsid="001bef31" officeooo:paragraph-rsid="003e38d7"/>
    </style:style>
    <style:style style:name="P18" style:family="paragraph" style:parent-style-name="Table_20_Contents">
      <style:text-properties officeooo:rsid="001782d4" officeooo:paragraph-rsid="00264f00"/>
    </style:style>
    <style:style style:name="P19" style:family="paragraph" style:parent-style-name="Table_20_Contents">
      <style:text-properties officeooo:rsid="001782d4" officeooo:paragraph-rsid="001782d4"/>
    </style:style>
    <style:style style:name="P20" style:family="paragraph" style:parent-style-name="Table_20_Contents">
      <style:text-properties officeooo:paragraph-rsid="001d7d70"/>
    </style:style>
    <style:style style:name="P21" style:family="paragraph" style:parent-style-name="Table_20_Contents">
      <style:text-properties officeooo:paragraph-rsid="00264f00"/>
    </style:style>
    <style:style style:name="P22" style:family="paragraph" style:parent-style-name="Text_20_body">
      <style:text-properties officeooo:rsid="0039364e" officeooo:paragraph-rsid="0039364e"/>
    </style:style>
    <style:style style:name="P23" style:family="paragraph" style:parent-style-name="Standard">
      <style:text-properties fo:font-weight="normal" officeooo:rsid="003e38d7" officeooo:paragraph-rsid="003e38d7" style:font-weight-asian="normal" style:font-weight-complex="normal"/>
    </style:style>
    <style:style style:name="P24" style:family="paragraph" style:parent-style-name="Standard">
      <style:text-properties fo:font-weight="bold" officeooo:rsid="00158b4b" officeooo:paragraph-rsid="0039364e" style:font-weight-asian="bold" style:font-weight-complex="bold"/>
    </style:style>
    <style:style style:name="P25" style:family="paragraph" style:parent-style-name="Standard">
      <style:text-properties officeooo:rsid="00158b4b" officeooo:paragraph-rsid="00264f00"/>
    </style:style>
    <style:style style:name="P26" style:family="paragraph" style:parent-style-name="Standard">
      <style:text-properties officeooo:rsid="00158b4b" officeooo:paragraph-rsid="001782d4"/>
    </style:style>
    <style:style style:name="P27" style:family="paragraph" style:parent-style-name="Standard">
      <style:paragraph-properties fo:break-before="page"/>
      <style:text-properties officeooo:rsid="00158b4b" officeooo:paragraph-rsid="00264f00"/>
    </style:style>
    <style:style style:name="P28" style:family="paragraph" style:parent-style-name="Standard">
      <style:paragraph-properties fo:break-before="page"/>
      <style:text-properties fo:font-weight="bold" officeooo:rsid="00158b4b" officeooo:paragraph-rsid="001782d4" style:font-weight-asian="bold" style:font-weight-complex="bold"/>
    </style:style>
    <style:style style:name="P29" style:family="paragraph" style:parent-style-name="Text_20_body" style:list-style-name="L1">
      <style:text-properties fo:language="it" fo:country="IT" officeooo:paragraph-rsid="00303543"/>
    </style:style>
    <style:style style:name="P30" style:family="paragraph" style:parent-style-name="Text_20_body" style:list-style-name="L1">
      <style:text-properties fo:language="it" fo:country="IT" officeooo:paragraph-rsid="001d7d70"/>
    </style:style>
    <style:style style:name="P31" style:family="paragraph" style:parent-style-name="Text_20_body" style:list-style-name="L1">
      <style:text-properties fo:language="it" fo:country="IT" officeooo:paragraph-rsid="001e1a18"/>
    </style:style>
    <style:style style:name="P32" style:family="paragraph" style:parent-style-name="Text_20_body" style:list-style-name="L1">
      <style:text-properties fo:language="it" fo:country="IT" officeooo:paragraph-rsid="0033a38d"/>
    </style:style>
    <style:style style:name="P33" style:family="paragraph" style:parent-style-name="Text_20_body" style:list-style-name="L1">
      <style:text-properties fo:language="it" fo:country="IT" officeooo:paragraph-rsid="00264f00"/>
    </style:style>
    <style:style style:name="P34" style:family="paragraph" style:parent-style-name="Text_20_body" style:list-style-name="L1">
      <style:text-properties fo:language="it" fo:country="IT" officeooo:paragraph-rsid="0027e8c3"/>
    </style:style>
    <style:style style:name="P35" style:family="paragraph" style:parent-style-name="Text_20_body" style:list-style-name="L1">
      <style:text-properties fo:language="it" fo:country="IT" officeooo:rsid="00303543" officeooo:paragraph-rsid="00303543"/>
    </style:style>
    <style:style style:name="P36" style:family="paragraph" style:parent-style-name="Text_20_body" style:list-style-name="L1">
      <style:text-properties fo:language="it" fo:country="IT" fo:font-weight="bold" officeooo:rsid="001e1a18" officeooo:paragraph-rsid="0033a38d" style:font-weight-asian="bold" style:font-weight-complex="bold"/>
    </style:style>
    <style:style style:name="P37" style:family="paragraph" style:parent-style-name="Text_20_body">
      <style:text-properties fo:language="it" fo:country="IT" officeooo:rsid="003e38d7" officeooo:paragraph-rsid="003e38d7"/>
    </style:style>
    <style:style style:name="T1" style:family="text">
      <style:text-properties officeooo:rsid="00158b4b"/>
    </style:style>
    <style:style style:name="T2" style:family="text">
      <style:text-properties fo:font-weight="bold" officeooo:rsid="001d7d70" style:font-weight-asian="bold" style:font-weight-complex="bold"/>
    </style:style>
    <style:style style:name="T3" style:family="text">
      <style:text-properties fo:font-weight="bold" officeooo:rsid="001e1a18" style:font-weight-asian="bold" style:font-weight-complex="bold"/>
    </style:style>
    <style:style style:name="T4" style:family="text">
      <style:text-properties fo:font-weight="bold" officeooo:rsid="001fd9c8" style:font-weight-asian="bold" style:font-weight-complex="bold"/>
    </style:style>
    <style:style style:name="T5" style:family="text">
      <style:text-properties fo:font-style="italic" fo:font-weight="bold" officeooo:rsid="00158b4b" style:font-style-asian="italic" style:font-weight-asian="bold" style:font-style-complex="italic" style:font-weight-complex="bold"/>
    </style:style>
    <style:style style:name="T6" style:family="text">
      <style:text-properties officeooo:rsid="001d7d70"/>
    </style:style>
    <style:style style:name="T7" style:family="text">
      <style:text-properties officeooo:rsid="001e1a18"/>
    </style:style>
    <style:style style:name="T8" style:family="text">
      <style:text-properties officeooo:rsid="001fd9c8"/>
    </style:style>
    <style:style style:name="T9" style:family="text">
      <style:text-properties officeooo:rsid="00252ff2"/>
    </style:style>
    <style:style style:name="T10" style:family="text">
      <style:text-properties officeooo:rsid="00264f00"/>
    </style:style>
    <style:style style:name="T11" style:family="text">
      <style:text-properties fo:font-style="normal" fo:font-weight="normal" officeooo:rsid="00371b3f" style:font-style-asian="normal" style:font-weight-asian="normal" style:font-style-complex="normal" style:font-weight-complex="normal"/>
    </style:style>
    <style:style style:name="T12" style:family="text">
      <style:text-properties officeooo:rsid="00303543"/>
    </style:style>
    <style:style style:name="T13" style:family="text">
      <style:text-properties officeooo:rsid="003242c8"/>
    </style:style>
    <style:style style:name="T14" style:family="text">
      <style:text-properties officeooo:rsid="0034fbc3"/>
    </style:style>
    <style:style style:name="T15" style:family="text">
      <style:text-properties officeooo:rsid="0035f291"/>
    </style:style>
    <style:style style:name="T16" style:family="text">
      <style:text-properties officeooo:rsid="00371b3f"/>
    </style:style>
    <style:style style:name="T17" style:family="text">
      <style:text-properties officeooo:rsid="003c02c9"/>
    </style:style>
    <style:style style:name="T18" style:family="text">
      <style:text-properties officeooo:rsid="003e38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Report dei task</text:span><text:span text:style-name="T1"> </text:span></text:p>
      <text:p text:style-name="P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4">Nome del task</text:p>
          </table:table-cell>
          <table:table-cell table:style-name="Tabella1.B1" office:value-type="string">
            <text:p text:style-name="P12">Hardware/software/user requirement allocation analysis</text:p>
          </table:table-cell>
        </table:table-row>
        <table:table-row>
          <table:table-cell table:style-name="Tabella1.A2" office:value-type="string">
            <text:p text:style-name="P4">Descrizione del task</text:p>
          </table:table-cell>
          <table:table-cell table:style-name="Tabella1.B2" office:value-type="string">
            <text:p text:style-name="P20"><text:span text:style-name="T6">Verifica di architettura e design in produzione secondo i requisiti hardware/software dei requisiti non funzionali individuati </text:span><text:span text:style-name="T7">e Design Goal</text:span></text:p>
          </table:table-cell>
        </table:table-row>
        <table:table-row>
          <table:table-cell table:style-name="Tabella1.A2" office:value-type="string">
            <text:p text:style-name="P4">Artefatti coinvolti</text:p>
          </table:table-cell>
          <table:table-cell table:style-name="Tabella1.B2" office:value-type="string">
            <text:p text:style-name="P15"><text:span text:style-name="T6">DG_Genitore, </text:span><text:span text:style-name="T8">DG_Committente,DG_PersonaleAsilo</text:span></text:p>
          </table:table-cell>
        </table:table-row>
        <table:table-row>
          <table:table-cell table:style-name="Tabella1.A2" office:value-type="string">
            <text:p text:style-name="P4">Risultato della validazione: </text:p>
          </table:table-cell>
          <table:table-cell table:style-name="Tabella1.B2" office:value-type="string">
            <text:p text:style-name="P8">PASS </text:p>
          </table:table-cell>
        </table:table-row>
        <table:table-row>
          <table:table-cell table:style-name="Tabella1.A2" office:value-type="string">
            <text:p text:style-name="P4">Motivi del risultato</text:p>
          </table:table-cell>
          <table:table-cell table:style-name="Tabella1.B2" office:value-type="string">
            <text:p text:style-name="P19"><text:span text:style-name="T6">l Design Goals</text:span> non infran<text:span text:style-name="T6">g</text:span><text:span text:style-name="T9">ono</text:span> nessun requisit<text:span text:style-name="T9">o</text:span> <text:span text:style-name="T8">non</text:span> funzionale individuato e fanno si che si verifichino <text:span text:style-name="T6">i </text:span>seguenti requisiti:</text:p>
            <text:list xml:id="list36289413" text:style-name="L1">
              <text:list-item>
                <text:p text:style-name="P29"><text:span text:style-name="T2">Sicurezza e tutela della privacy</text:span><text:span text:style-name="T6">: <text:s/></text:span></text:p>
                <text:p text:style-name="P35">è assicurata dall'utilizzo di un login iniziale che va ad autenticare l'utente, il quale verrà abilitato all'uso di una sola parte del software di cui può usufruire.</text:p>
              </text:list-item>
              <text:list-item>
                <text:p text:style-name="P29"><text:span text:style-name="T2">Usabilità</text:span><text:span text:style-name="T6">: </text:span><text:span text:style-name="T12">L'interfaccia del sistema è composta da schede, pulsanti, form associate ad un oggetto, facilmente comprensibili all'utente, che le utilizza sapendo quello che comporterà l'utilizzo di uno dei componenti</text:span><text:span text:style-name="T6"> </text:span><text:span text:style-name="T12">citati.</text:span></text:p>
              </text:list-item>
              <text:list-item>
                <text:p text:style-name="P30"><text:span text:style-name="T2">Tempo di risposta:</text:span><text:span text:style-name="T6"> </text:span><text:span text:style-name="T12">le funzionalità implementate nel sistema saranno fatte in modo di dare risposta all'utente in tempi brevi</text:span><text:span text:style-name="T6">.</text:span></text:p>
              </text:list-item>
              <text:list-item>
                <text:p text:style-name="P31"><text:span text:style-name="T3">Tolleranza </text:span><text:span text:style-name="T4">e Affidabilità</text:span><text:span text:style-name="T7">: </text:span><text:span text:style-name="T12">La gestione degli accessi, e dei permessi , ci consente di non appesantire eccessivamente il sistema sviluppato, in modo da evitare crash dovuti all'inefficienza del sistema. Se <text:s/>non è possibile evitare situazioni non previste il sistema avrà il compito di notificare all'utente l'avvenimento di un crash di sistema con un messaggio sullo schermo all'utente</text:span><text:span text:style-name="T7"> .</text:span></text:p>
              </text:list-item>
              <text:list-item>
                <text:p text:style-name="P36">Adattabilità e <text:s/>portabilità</text:p>
                <text:p text:style-name="P32"><text:span text:style-name="T13">l'implementazione del codice garantirà al software di adattarsi al meglio a tutti i browser <text:s/>e/o sistema utilizzato.</text:span><text:span text:style-name="T7">a utilizzato.</text:span></text:p>
              </text:list-item>
            </text:list>
          </table:table-cell>
        </table:table-row>
      </table:table>
      <text:p text:style-name="P2"><text:s/></text:p>
      <text:p text:style-name="P3"/>
      <text:p text:style-name="P2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6">Nome del task</text:p>
          </table:table-cell>
          <table:table-cell table:style-name="Tabella2.B1" office:value-type="string">
            <text:p text:style-name="P13"><text:span text:style-name="T10">Security</text:span> analysis</text:p>
          </table:table-cell>
        </table:table-row>
        <table:table-row>
          <table:table-cell table:style-name="Tabella2.A2" office:value-type="string">
            <text:p text:style-name="P6">Descrizione del task</text:p>
          </table:table-cell>
          <table:table-cell table:style-name="Tabella2.B2" office:value-type="string">
            <text:p text:style-name="P21"><text:span text:style-name="T6">Verifica d</text:span><text:span text:style-name="T10">ei requisiti di sistema secondo le specifiche non funzionali individuate nella fase di progettazione</text:span></text:p>
          </table:table-cell>
        </table:table-row>
        <table:table-row>
          <table:table-cell table:style-name="Tabella2.A2" office:value-type="string">
            <text:p text:style-name="P6">Artefatti coinvolti</text:p>
          </table:table-cell>
          <table:table-cell table:style-name="Tabella2.B2" office:value-type="string">
            <text:p text:style-name="P16"><text:span text:style-name="T6">DG_Genitore, </text:span><text:span text:style-name="T8">DG_Committente,DG_PersonaleAsilo</text:span></text:p>
          </table:table-cell>
        </table:table-row>
        <table:table-row>
          <table:table-cell table:style-name="Tabella2.A2" office:value-type="string">
            <text:p text:style-name="P6">Risultato della validazione: </text:p>
          </table:table-cell>
          <table:table-cell table:style-name="Tabella2.B2" office:value-type="string">
            <text:p text:style-name="P9">PASS </text:p>
          </table:table-cell>
        </table:table-row>
        <table:table-row>
          <table:table-cell table:style-name="Tabella2.A2" office:value-type="string">
            <text:p text:style-name="P6">Motivi del risultato</text:p>
          </table:table-cell>
          <table:table-cell table:style-name="Tabella2.B2" office:value-type="string">
            <text:p text:style-name="P18"><text:span text:style-name="T6">l Design Goals</text:span> <text:span text:style-name="T10">rispettano i</text:span> requisit<text:span text:style-name="T10">i</text:span> <text:span text:style-name="T8">non</text:span> funzional<text:span text:style-name="T10">i</text:span> individuat<text:span text:style-name="T10">i</text:span> e fanno si che si verifichino <text:span text:style-name="T6">i </text:span>seguenti requisiti:</text:p>
            <text:list xml:id="list36298259" text:continue-numbering="true" text:style-name="L1">
              <text:list-item>
                <text:p text:style-name="P33"><text:span text:style-name="T2">Sicurezza e tutela della privacy</text:span><text:span text:style-name="T6">:</text:span><text:span text:style-name="T14">ciascun dato memorizzato dal sistema è protetto dai rischi dovuti alla detenzione e dall'eventuale perdita con dei sistemi standard del </text:span><text:span text:style-name="T15">sistema </text:span><text:span text:style-name="T14"><text:s/>storage utilizzato.</text:span></text:p>
              </text:list-item>
              <text:list-item>
                <text:p text:style-name="P33"><text:span text:style-name="T2">Usabilità</text:span><text:span text:style-name="T6">:</text:span><text:span text:style-name="T16">l'utente è aiutato nel completamento delle azioni desiderate da semplici interfacce grafiche facilmente intuibili e semplici, in modo da consentire all'utente di riconoscere i comandi adatti per completare i propri task.</text:span></text:p>
              </text:list-item>
              <text:list-item>
                <text:p text:style-name="P33"><text:span text:style-name="T2">Tempo di risposta:</text:span><text:span text:style-name="T6"> </text:span><text:span text:style-name="T16">il sistema risponde alle rischieste dell'utente in maniera veloce ,</text:span><text:span text:style-name="T11">che risulta essere utile quando l'utente vuole visualizzare informazioni sugli eventi oppure su attività didattiche</text:span></text:p>
              </text:list-item>
              <text:list-item>
                <text:p text:style-name="P34"><text:span text:style-name="T3">Tolleranza </text:span><text:span text:style-name="T4">e Affidabilità</text:span><text:span text:style-name="T7">: </text:span><text:span text:style-name="T16">Il sistema gestisce gli input in modo da prevenire tutti gli errori dovuti a compilazione di form con dati non corretti sintatticamente e/o semanticamente. </text:span><text:span text:style-name="T11">Il sistema consente a chi vuole ricevere informazioni su eventi, attività didattiche e mensa di averle in modo corretto rispettando date ed orari. Inoltre il sistema rispetterà le date di compilazione dei questionari, eliminando i questionari ''fuori tempo''.</text:span></text:p>
              </text:list-item>
              <text:list-item>
                <text:p text:style-name="P33"><text:span text:style-name="T3">Adattabilità e portabilità</text:span><text:span text:style-name="T7">:Il codice implementato garantirà al software di </text:span><text:span text:style-name="T7">adattarsi nel migliore dei modi agli strumenti di interfaccia utente indipendentemente dal browser o sistema utilizzato.</text:span></text:p>
              </text:list-item>
            </text:list>
          </table:table-cell>
        </table:table-row>
      </table:table>
      <text:p text:style-name="P25"/>
      <text:p text:style-name="P27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7">Nome del task</text:p>
          </table:table-cell>
          <table:table-cell table:style-name="Tabella3.B1" office:value-type="string">
            <text:p text:style-name="P14">Software Design Evaluation </text:p>
          </table:table-cell>
        </table:table-row>
        <table:table-row>
          <table:table-cell table:style-name="Tabella3.A2" office:value-type="string">
            <text:p text:style-name="P7">Descrizione del task</text:p>
          </table:table-cell>
          <table:table-cell table:style-name="Tabella3.B2" office:value-type="string">
            <text:p text:style-name="P22">Verificare che l'SDD contenga gli artefatti atti a descrivere: Funzionalità, Mapping HW/SW <text:s/>e interfacce dei sottosistemi, criteri di performance, dettagli di controllo dei componenti, dei device e del sistema </text:p>
          </table:table-cell>
        </table:table-row>
        <table:table-row>
          <table:table-cell table:style-name="Tabella3.A2" office:value-type="string">
            <text:p text:style-name="P7">Artefatti coinvolti</text:p>
          </table:table-cell>
          <table:table-cell table:style-name="Tabella3.B2" office:value-type="string">
            <text:p text:style-name="P17"><text:span text:style-name="T17">1- Decomposizione in sottosistemi, </text:span><text:span text:style-name="T18">5 - Mapping HWSW,Diagramma dei componenti,8 - Performance</text:span></text:p>
          </table:table-cell>
        </table:table-row>
        <table:table-row>
          <table:table-cell table:style-name="Tabella3.A2" office:value-type="string">
            <text:p text:style-name="P7">Risultato della validazione: </text:p>
          </table:table-cell>
          <table:table-cell table:style-name="Tabella3.B2" office:value-type="string">
            <text:p text:style-name="P23">FAIL</text:p>
          </table:table-cell>
        </table:table-row>
        <table:table-row>
          <table:table-cell table:style-name="Tabella3.A2" office:value-type="string">
            <text:p text:style-name="P7">Motivi del risultato</text:p>
          </table:table-cell>
          <table:table-cell table:style-name="Tabella3.B2" office:value-type="string">
            <text:p text:style-name="P37">Le funzionalità , il mapping HW/SW , criteri di performance e dettagli di controllo dei componenti sono correttamente descritti negli artefatti sopra citati. Quello che manca sono le interfacce di ciascun sottosistema, che verranno inserite più tardi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9M27S</meta:editing-duration>
    <meta:editing-cycles>30</meta:editing-cycles>
    <meta:generator>LibreOffice/3.6$Windows_x86 LibreOffice_project/da8c1e6-fd468f4-454e206-f42a4a9-143cfd</meta:generator>
    <dc:date>2012-11-09T16:17:39.47</dc:date>
    <meta:document-statistic meta:table-count="3" meta:image-count="0" meta:object-count="0" meta:page-count="3" meta:paragraph-count="44" meta:word-count="557" meta:character-count="3931" meta:non-whitespace-character-count="3413"/>
    <meta:user-defined meta:name="Info 1"/>
    <meta:user-defined meta:name="Info 2"/>
    <meta:user-defined meta:name="Info 3"/>
    <meta:user-defined meta:name="Info 4"/>
  </office:meta>
</office:document-meta>
</file>